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334d3" officeooo:paragraph-rsid="004334d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73ba2" officeooo:paragraph-rsid="00573ba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c98f8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c98f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1pt" fo:font-weight="normal" officeooo:rsid="00573ba2" officeooo:paragraph-rsid="00573ba2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1pt" fo:font-weight="normal" officeooo:rsid="00573ba2" officeooo:paragraph-rsid="0057dd77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1pt" fo:font-weight="bold" officeooo:rsid="00573ba2" officeooo:paragraph-rsid="00573ba2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573ba2" officeooo:paragraph-rsid="00573ba2" style:font-size-asian="9.60000038146973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587c2e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3ba2"/>
    </style:style>
    <style:style style:name="T2" style:family="text">
      <style:text-properties officeooo:rsid="00571497"/>
    </style:style>
    <style:style style:name="T3" style:family="text">
      <style:text-properties officeooo:rsid="0022d04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4c98f8" style:font-style-asian="normal" style:font-style-complex="normal"/>
    </style:style>
    <style:style style:name="T8" style:family="text">
      <style:text-properties fo:font-style="normal" officeooo:rsid="00840c47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mport ch.aplu.turtle.*;</text:p>
      <text:p text:style-name="P7"/>
      <text:p text:style-name="P9">public class Zeichnungen</text:p>
      <text:p text:style-name="P7">{</text:p>
      <text:p text:style-name="P7"><text:s text:c="3"/>private Turtle t;</text:p>
      <text:p text:style-name="P7"><text:s text:c="4"/></text:p>
      <text:p text:style-name="P9"><text:s text:c="3"/>public Zeichnungen()</text:p>
      <text:p text:style-name="P7"><text:s text:c="3"/>{</text:p>
      <text:p text:style-name="P7"><text:s text:c="6"/>t = new Turtle();</text:p>
      <text:p text:style-name="P7"><text:s text:c="6"/>t.hideTurtle();</text:p>
      <text:p text:style-name="P7"><text:s text:c="6"/>t.setPenColor("black");</text:p>
      <text:p text:style-name="P7"><text:s text:c="3"/>}</text:p>
      <text:p text:style-name="P10"/>
      <text:p text:style-name="P9"><text:s text:c="3"/>public void aufgabe1() <text:s/><text:span text:style-name="T9"><text:s/>// Linie mit Knick</text:span></text:p>
      <text:p text:style-name="P7"><text:s text:c="3"/>{</text:p>
      <text:p text:style-name="P7"><text:s text:c="6"/>t.clear();</text:p>
      <text:p text:style-name="P7"><text:s text:c="6"/>t.setPos(-150.0, 0.0);</text:p>
      <text:p text:style-name="P7"><text:s text:c="6"/>t.heading(90.0);</text:p>
      <text:p text:style-name="P7"><text:s text:c="8"/></text:p>
      <text:p text:style-name="P7"><text:s text:c="6"/>t.forward(100);</text:p>
      <text:p text:style-name="P7"><text:s text:c="6"/>t.right(60);</text:p>
      <text:p text:style-name="P7"><text:s text:c="6"/>t.forward(100);</text:p>
      <text:p text:style-name="P7"><text:s text:c="6"/>t.left(120);</text:p>
      <text:p text:style-name="P7"><text:s text:c="6"/>t.forward(100);</text:p>
      <text:p text:style-name="P7"><text:s text:c="6"/>t.right(60);</text:p>
      <text:p text:style-name="P7"><text:s text:c="6"/>t.forward(100);</text:p>
      <text:p text:style-name="P7"><text:s text:c="3"/>}</text:p>
      <text:p text:style-name="P10"/>
      <text:p text:style-name="P9"><text:s text:c="3"/>public void aufgabe2() <text:span text:style-name="T9"><text:s text:c="2"/>// Quadrat mit Diagonalen</text:span></text:p>
      <text:p text:style-name="P7"><text:s text:c="3"/>{</text:p>
      <text:p text:style-name="P7"><text:s text:c="6"/>double seite = 200.0;</text:p>
      <text:p text:style-name="P7"/>
      <text:p text:style-name="P7"><text:s text:c="6"/>t.clear();</text:p>
      <text:p text:style-name="P7"><text:s text:c="6"/>t.setPos(-seite/2, seite/2);</text:p>
      <text:p text:style-name="P7"><text:s text:c="6"/>t.heading(90.0);</text:p>
      <text:p text:style-name="P7"><text:s text:c="8"/></text:p>
      <text:p text:style-name="P10"><text:s text:c="6"/>// Quadrat</text:p>
      <text:p text:style-name="P7"><text:s text:c="6"/>t.forward(seite);</text:p>
      <text:p text:style-name="P7"><text:s text:c="6"/>t.right(90);</text:p>
      <text:p text:style-name="P7"><text:s text:c="6"/>t.forward(seite);</text:p>
      <text:p text:style-name="P7"><text:s text:c="6"/>t.right(90);</text:p>
      <text:p text:style-name="P7"><text:s text:c="6"/>t.forward(seite);</text:p>
      <text:p text:style-name="P7"><text:s text:c="6"/>t.right(90);</text:p>
      <text:p text:style-name="P7"><text:s text:c="6"/>t.forward(seite);</text:p>
      <text:p text:style-name="P7"><text:s text:c="6"/>t.right(90);</text:p>
      <text:p text:style-name="P7"/>
      <text:p text:style-name="P10"><text:s text:c="6"/>// Diagonalen</text:p>
      <text:p text:style-name="P7"><text:s text:c="6"/>t.right(45);</text:p>
      <text:p text:style-name="P7"><text:s text:c="6"/>t.forward(Math.sqrt(2*seite*seite));</text:p>
      <text:p text:style-name="P7"><text:s text:c="6"/>t.penUp();</text:p>
      <text:p text:style-name="P7"><text:s text:c="6"/>t.left(135);</text:p>
      <text:p text:style-name="P7"><text:s text:c="6"/>t.forward(seite);</text:p>
      <text:p text:style-name="P7"><text:s text:c="6"/>t.left(135);</text:p>
      <text:p text:style-name="P7"><text:s text:c="6"/>t.penDown();</text:p>
      <text:p text:style-name="P7"><text:s text:c="6"/>t.forward(Math.sqrt(2*seite*seite));</text:p>
      <text:p text:style-name="P7"><text:s text:c="3"/>}</text:p>
      <text:p text:style-name="P7"/>
      <text:p text:style-name="P10"><text:soft-page-break/><text:s text:c="3"/>// Regelmäßiges n-Eck mit Seitenlänge pSeite</text:p>
      <text:p text:style-name="P7"><text:s text:c="3"/><text:span text:style-name="T4">public void aufgabe3(int pn, double pSeite)</text:span></text:p>
      <text:p text:style-name="P7"><text:s text:c="3"/>{</text:p>
      <text:p text:style-name="P7"><text:s text:c="6"/>int i;</text:p>
      <text:p text:style-name="P7"><text:s text:c="6"/>double winkel;</text:p>
      <text:p text:style-name="P7"><text:s text:c="8"/></text:p>
      <text:p text:style-name="P7"><text:s text:c="6"/>t.clear();</text:p>
      <text:p text:style-name="P8"><text:s text:c="6"/>t.setPos(-pSeite / 2.0, -150.0);</text:p>
      <text:p text:style-name="P8"><text:s text:c="6"/>t.heading(90.0);</text:p>
      <text:p text:style-name="P8"><text:s text:c="8"/></text:p>
      <text:p text:style-name="P8"><text:s text:c="6"/>if (pn &lt; 3) </text:p>
      <text:p text:style-name="P8"><text:s text:c="6"/>{</text:p>
      <text:p text:style-name="P8"><text:s text:c="9"/>t.forward(pSeite);</text:p>
      <text:p text:style-name="P8"><text:s text:c="6"/>}</text:p>
      <text:p text:style-name="P8"><text:s text:c="6"/>else</text:p>
      <text:p text:style-name="P8"><text:s text:c="6"/>{</text:p>
      <text:p text:style-name="P8"><text:s text:c="9"/>winkel = 180 - (360.0 / pn);</text:p>
      <text:p text:style-name="P8"/>
      <text:p text:style-name="P8"><text:s text:c="9"/>for (i = 0; i &lt; pn; i++)</text:p>
      <text:p text:style-name="P8"><text:s text:c="9"/>{</text:p>
      <text:p text:style-name="P8"><text:s text:c="12"/>t.forward(pSeite);</text:p>
      <text:p text:style-name="P8"><text:s text:c="12"/>t.left(180.0 - winkel);</text:p>
      <text:p text:style-name="P8"><text:s text:c="9"/>}</text:p>
      <text:p text:style-name="P8"><text:s text:c="6"/>}</text:p>
      <text:p text:style-name="P8"><text:s text:c="3"/>}</text:p>
      <text:p text:style-name="P7">}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text:anchor-type="paragraph" draw:z-index="0" draw:name="Form1" draw:style-name="gr1" draw:text-style-name="P12" svg:width="1.795cm" svg:height="0.63cm" svg:x="15.161cm" svg:y="0.303cm"><draw:image xlink:href="Pictures/10000000000000580000001F196641809BB809C4.png" xlink:type="simple" xlink:show="embed" xlink:actuate="onLoad" loext:mime-type="image/png"><text:p/></draw:image></draw:frame></text:p>
      <text:p text:style-name="P6"><text:span text:style-name="T5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8">pothmann.de</text:span></text:a><text:span text:style-name="T8">, 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7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587c2e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573ba2"/>
    </style:style>
    <style:style style:name="MT2" style:family="text">
      <style:text-properties officeooo:rsid="00571497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Turtle-Grafik</text:span>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2:37:21.486000000</dc:date>
    <meta:editing-duration>PT7H43M41S</meta:editing-duration>
    <meta:editing-cycles>58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80" meta:word-count="150" meta:character-count="1601" meta:non-whitespace-character-count="1096"/>
  </office:meta>
</office:document-meta>
</file>